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58H33M00S" calcext:value-type="time">
            <text:p>58:33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Configure Vue3 and vue-router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Style header, footer and main content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2"/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Img minify and frontend routes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Frontend Components and Home page</text:p>
          </table:table-cell>
          <table:table-cell table:formula="of:=[.C28]-[.B2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1H50M00S" calcext:value-type="time">
            <text:p>21:50:00</text:p>
          </table:table-cell>
          <table:table-cell office:value-type="string" calcext:value-type="string">
            <text:p>Solve client routing</text:p>
          </table:table-cell>
          <table:table-cell table:formula="of:=[.C29]-[.B2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4-20" calcext:value-type="date">
            <text:p>2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Acompanhamento do projeto e testes iniciais</text:p>
          </table:table-cell>
          <table:table-cell table:formula="of:=[.C30]-[.B30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Material Icons import</text:p>
          </table:table-cell>
          <table:table-cell table:formula="of:=[.C31]-[.B31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Admin pages and some components</text:p>
          </table:table-cell>
          <table:table-cell table:formula="of:=[.C32]-[.B3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23" calcext:value-type="date">
            <text:p>23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Inputs and form data</text:p>
          </table:table-cell>
          <table:table-cell table:formula="of:=[.C33]-[.B33]" office:value-type="time" office:time-value="PT03H25M00S" calcext:value-type="time">
            <text:p>03:25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34]-[.B34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35]-[.B35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 table:number-rows-repeated="2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4">00/00/0000</text:date>, <text:time style:data-style-name="N2" text:time-value="18:44:12.68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4-23T22:51:08.505000000</dc:date>
    <meta:editing-duration>P4DT10H29M58S</meta:editing-duration>
    <meta:editing-cycles>70</meta:editing-cycles>
    <meta:generator>LibreOffice/7.2.5.2$Windows_X86_64 LibreOffice_project/499f9727c189e6ef3471021d6132d4c694f357e5</meta:generator>
    <meta:document-statistic meta:table-count="1" meta:cell-count="168" meta:object-count="0"/>
  </office:meta>
</office:document-meta>
</file>